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a8d38"/>
    </style:style>
    <style:style style:name="P4" style:family="paragraph" style:parent-style-name="Standard">
      <style:text-properties officeooo:paragraph-rsid="001ad3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¿Qué normativa regula las condiciones de seguridad en la manipulación de equipos de protección individual en un taller de microinformática?</text:p>
      <text:p text:style-name="P4">a) ISO 9001</text:p>
      <text:p text:style-name="P4">b) ISO 14001</text:p>
      <text:p text:style-name="P4">c) OHSAS 18001</text:p>
      <text:p text:style-name="P4">d) Normativa UNE-EN 343</text:p>
      <text:p text:style-name="P4"/>
      <text:p text:style-name="P4">¿Cuál de las siguientes opciones describe mejor un periférico de entrada?</text:p>
      <text:p text:style-name="P4">a) Impresora</text:p>
      <text:p text:style-name="P4">b) Teclado</text:p>
      <text:p text:style-name="P4">c) Altavoz</text:p>
      <text:p text:style-name="P4">d) Monitor</text:p>
      <text:p text:style-name="P4"/>
      <text:p text:style-name="P4">¿Qué tipo de periférico es un escáner?</text:p>
      <text:p text:style-name="P4">a) Entrada</text:p>
      <text:p text:style-name="P4">b) Salida</text:p>
      <text:p text:style-name="P4">c) Almacenamiento</text:p>
      <text:p text:style-name="P4">d) Comunicación</text:p>
      <text:p text:style-name="P4"/>
      <text:p text:style-name="P4">¿Cuál de las siguientes opciones es un ejemplo de periférico de salida?</text:p>
      <text:p text:style-name="P4">a) Ratón</text:p>
      <text:p text:style-name="P4">b) Monitor</text:p>
      <text:p text:style-name="P4">c) Teclado</text:p>
      <text:p text:style-name="P4">d) Micrófono</text:p>
      <text:p text:style-name="P4"/>
      <text:p text:style-name="P4">¿Qué función realiza un módem en un sistema de computadoras?</text:p>
      <text:p text:style-name="P4">a) Almacenamiento de datos</text:p>
      <text:p text:style-name="P4">b) Comunicación de datos</text:p>
      <text:p text:style-name="P4">c) Entrada de datos</text:p>
      <text:p text:style-name="P4">d) Salida de datos</text:p>
      <text:p text:style-name="P4"/>
      <text:p text:style-name="P4">¿Cuál de las siguientes opciones es un periférico de almacenamiento?</text:p>
      <text:p text:style-name="P4">a) Monitor</text:p>
      <text:p text:style-name="P4">b) Impresora</text:p>
      <text:p text:style-name="P4">c) Disco duro</text:p>
      <text:p text:style-name="P4">d) Altavoz</text:p>
      <text:p text:style-name="P4"/>
      <text:p text:style-name="P4">¿Qué tipo de periférico es una tarjeta de sonido?</text:p>
      <text:p text:style-name="P4">a) Entrada</text:p>
      <text:p text:style-name="P4">b) Salida</text:p>
      <text:p text:style-name="P4">c) Almacenamiento</text:p>
      <text:p text:style-name="P4">d) Comunicación</text:p>
      <text:p text:style-name="P4"/>
      <text:p text:style-name="P4">¿Cuál de las siguientes opciones es un ejemplo de periférico de comunicación?</text:p>
      <text:p text:style-name="P4">a) Impresora</text:p>
      <text:p text:style-name="P4">b) Router</text:p>
      <text:p text:style-name="P4">c) Teclado</text:p>
      <text:p text:style-name="P4">d) Monitor</text:p>
      <text:p text:style-name="P4"/>
      <text:p text:style-name="P4">¿Cuál es la función principal de un escáner de código de barras?</text:p>
      <text:p text:style-name="P4">a) Almacenamiento de datos</text:p>
      <text:p text:style-name="P4">b) Lectura de datos</text:p>
      <text:p text:style-name="P4"><text:soft-page-break/>c) Impresión de datos</text:p>
      <text:p text:style-name="P4">d) Comunicación de datos</text:p>
      <text:p text:style-name="P4"/>
      <text:p text:style-name="P4">¿Qué periférico se utiliza para imprimir documentos en papel?</text:p>
      <text:p text:style-name="P4">a) Monitor</text:p>
      <text:p text:style-name="P4">b) Impresora</text:p>
      <text:p text:style-name="P4">c) Altavoz</text:p>
      <text:p text:style-name="P4">d) Escáner</text:p>
      <text:p text:style-name="P4"/>
      <text:p text:style-name="P4">¿Cuál de las siguientes opciones es un periférico de entrada táctil?</text:p>
      <text:p text:style-name="P4">a) Ratón</text:p>
      <text:p text:style-name="P4">b) Teclado</text:p>
      <text:p text:style-name="P4">c) Pantalla táctil</text:p>
      <text:p text:style-name="P4">d) Altavoz</text:p>
      <text:p text:style-name="P4"/>
      <text:p text:style-name="P4">¿Qué función realiza una cámara web en un sistema de computadoras?</text:p>
      <text:p text:style-name="P4">a) Almacenamiento de datos</text:p>
      <text:p text:style-name="P4">b) Captura de imágenes y videos</text:p>
      <text:p text:style-name="P4">c) Impresión de documentos</text:p>
      <text:p text:style-name="P4">d) Comunicación de datos</text:p>
      <text:p text:style-name="P4"/>
      <text:p text:style-name="P4">¿Cuál de los siguientes periféricos se utiliza para la entrada y salida de datos?</text:p>
      <text:p text:style-name="P4">a) Monitor</text:p>
      <text:p text:style-name="P4">b) Ratón</text:p>
      <text:p text:style-name="P4">c) Impresora multifunción</text:p>
      <text:p text:style-name="P4">d) Altavoz</text:p>
      <text:p text:style-name="P4"/>
      <text:p text:style-name="P4">¿Qué tipo de periférico es un plotter?</text:p>
      <text:p text:style-name="P4">a) Entrada</text:p>
      <text:p text:style-name="P4">b) Salida</text:p>
      <text:p text:style-name="P4">c) Almacenamiento</text:p>
      <text:p text:style-name="P4">d) Comunicación</text:p>
      <text:p text:style-name="P4"/>
      <text:p text:style-name="P4">¿Cuál de las siguientes opciones es un periférico de entrada de voz?</text:p>
      <text:p text:style-name="P4">a) Micrófono</text:p>
      <text:p text:style-name="P4">b) Altavoz</text:p>
      <text:p text:style-name="P4">c) Impresora</text:p>
      <text:p text:style-name="P4">d) Teclado</text:p>
      <text:p text:style-name="P4"/>
      <text:p text:style-name="P4">¿Cuál de los siguientes periféricos se utiliza para la comunicación inalámbrica?</text:p>
      <text:p text:style-name="P4">a) Cable USB</text:p>
      <text:p text:style-name="P4">b) Tarjeta de red</text:p>
      <text:p text:style-name="P4">c) Bluetooth</text:p>
      <text:p text:style-name="P4">d) Disco duro externo</text:p>
      <text:p text:style-name="P4"/>
      <text:p text:style-name="P4">¿Qué función realiza una tarjeta de red en un sistema de computadoras?</text:p>
      <text:p text:style-name="P4">a) Almacenamiento de datos</text:p>
      <text:p text:style-name="P4">b) Comunicación de datos en red</text:p>
      <text:p text:style-name="P4">c) Impresión de documentos</text:p>
      <text:p text:style-name="P4">d) Captura de imágenes</text:p>
      <text:p text:style-name="P4"/>
      <text:p text:style-name="P4">¿Cuál de los siguientes periféricos se utiliza para la entrada de datos mediante pulsaciones?</text:p>
      <text:p text:style-name="P4"><text:soft-page-break/>a) Ratón</text:p>
      <text:p text:style-name="P4">b) Teclado</text:p>
      <text:p text:style-name="P4">c) Pantalla táctil</text:p>
      <text:p text:style-name="P4">d) Escáner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11:00.551390680</dc:date>
    <meta:editing-duration>PT8M8S</meta:editing-duration>
    <meta:editing-cycles>4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0" meta:word-count="398" meta:character-count="2327" meta:non-whitespace-character-count="2019"/>
  </office:meta>
</office:document-meta>
</file>